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hapter_20_Number" style:master-page-name="Standard"/>
    <style:style style:name="P2" style:family="paragraph" style:parent-style-name="Body_20_Text">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parent-style-name="Code_20_Inline">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T6" style:family="text">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T7" style:family="text">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T8" style:family="text">
      <style:text-properties style:use-window-font-color="true" style:font-name="Times New Roman" fo:font-size="11.5pt" fo:language="en" fo:country="US" fo:font-weight="bold" style:font-name-asian="Times New Roman" style:font-size-asian="11.5pt" style:font-weight-asian="bold" style:font-name-complex="Times New Roman" style:font-size-complex="10pt" style:language-complex="ar" style:country-complex="SA" style:font-weight-complex="bold"/>
    </style:style>
    <style:style style:name="T9" style:family="text" style:parent-style-name="Code_20_Inline">
      <style:text-properties fo:font-weight="bold" style:font-weight-asian="bold" style:font-weight-complex="bold"/>
    </style:style>
    <style:style style:name="T10" style:family="text">
      <style:text-properties style:use-window-font-color="true" style:font-name="Times New Roman" fo:font-size="11.5pt" fo:language="en" fo:country="US" fo:font-style="italic" style:font-name-asian="Times New Roman" style:font-size-asian="11.5pt" style:font-style-asian="italic" style:font-name-complex="Times New Roman" style:font-size-complex="10pt" style:language-complex="ar" style:country-complex="SA" style:font-style-complex="italic"/>
    </style:style>
    <style:style style:name="T11" style:family="text">
      <style:text-properties fo:font-style="normal" style:font-style-asian="normal" style:font-style-complex="normal"/>
    </style:style>
    <number:number-style style:name="N0">
      <number:number number:min-integer-digits="1"/>
    </number:number-style>
  </office:automatic-styles>
  <office:body>
    <office:text>
      <text:tracked-changes>
        <text:changed-region text:id="ct1241909344">
          <text:deletion>
            <office:change-info>
              <dc:creator>Ray Lischner</dc:creator>
              <dc:date>2006-09-15T13:40:00</dc:date>
            </office:change-info>
            <text:p text:style-name="P1">13</text:p>
          </text:deletion>
        </text:changed-region>
        <text:changed-region text:id="ct1243098188">
          <text:insertion>
            <office:change-info>
              <dc:creator>Ray Lischner</dc:creator>
              <dc:date>2006-09-15T13:40:00</dc:date>
            </office:change-info>
          </text:insertion>
        </text:changed-region>
        <text:changed-region text:id="ct1241907888">
          <text:insertion>
            <office:change-info>
              <dc:creator>Ray Lischner</dc:creator>
              <dc:date>2006-09-15T13:21:00</dc:date>
            </office:change-info>
          </text:insertion>
        </text:changed-region>
        <text:changed-region text:id="ct1243268332">
          <text:deletion>
            <office:change-info>
              <dc:creator>Ray Lischner</dc:creator>
              <dc:date>2006-09-15T13:22:00</dc:date>
            </office:change-info>
            <text:p text:style-name="Body_20_Text">Right now, the book has not covered enough material for you to solve this problem with your current knowledge of C++</text:p>
          </text:deletion>
        </text:changed-region>
        <text:changed-region text:id="ct1243098300">
          <text:deletion>
            <office:change-info>
              <dc:creator>Ray Lischner</dc:creator>
              <dc:date>2006-09-15T13:22:00</dc:date>
            </office:change-info>
            <text:p text:style-name="Body_20_Text">so </text:p>
          </text:deletion>
        </text:changed-region>
        <text:changed-region text:id="ct1241918772">
          <text:insertion>
            <office:change-info>
              <dc:creator>Ray Lischner</dc:creator>
              <dc:date>2006-09-15T13:22:00</dc:date>
            </office:change-info>
          </text:insertion>
        </text:changed-region>
        <text:changed-region text:id="ct1243267884">
          <text:insertion>
            <office:change-info>
              <dc:creator>Matthew Moodie</dc:creator>
              <dc:date>2006-08-04T16:17:00</dc:date>
            </office:change-info>
          </text:insertion>
        </text:changed-region>
        <text:changed-region text:id="ct1241847032">
          <text:deletion>
            <office:change-info>
              <dc:creator>Matthew Moodie</dc:creator>
              <dc:date>2006-08-04T16:17:00</dc:date>
            </office:change-info>
            <text:p text:style-name="Body_20_Text_20_First">you need</text:p>
          </text:deletion>
        </text:changed-region>
        <text:changed-region text:id="ct1241281772">
          <text:deletion>
            <office:change-info>
              <dc:creator>Matthew Moodie</dc:creator>
              <dc:date>2006-08-04T16:17:00</dc:date>
            </office:change-info>
            <text:p text:style-name="Body_20_Text_20_First">solve </text:p>
          </text:deletion>
        </text:changed-region>
        <text:changed-region text:id="ct1243341840">
          <text:deletion>
            <office:change-info>
              <dc:creator>Ray Lischner</dc:creator>
              <dc:date>2006-09-20T15:05:00</dc:date>
            </office:change-info>
            <text:p text:style-name="Body_20_Text">clar</text:p>
          </text:deletion>
        </text:changed-region>
        <text:changed-region text:id="ct1242318284">
          <text:insertion>
            <office:change-info>
              <dc:creator>Ray Lischner</dc:creator>
              <dc:date>2006-09-20T15:05:00</dc:date>
            </office:change-info>
          </text:insertion>
        </text:changed-region>
        <text:changed-region text:id="ct1249966984">
          <text:insertion>
            <office:change-info>
              <dc:creator>Ray Lischner</dc:creator>
              <dc:date>2006-09-22T00:32:00</dc:date>
            </office:change-info>
          </text:insertion>
        </text:changed-region>
        <text:changed-region text:id="ct1243411476">
          <text:deletion>
            <office:change-info>
              <dc:creator>Ray Lischner</dc:creator>
              <dc:date>2006-09-15T13:40:00</dc:date>
            </office:change-info>
            <text:p text:style-name="Body_20_Text">13</text:p>
          </text:deletion>
        </text:changed-region>
        <text:changed-region text:id="ct1241864988">
          <text:insertion>
            <office:change-info>
              <dc:creator>Ray Lischner</dc:creator>
              <dc:date>2006-09-15T13:40:00</dc:date>
            </office:change-info>
          </text:insertion>
        </text:changed-region>
        <text:changed-region text:id="ct1243011048">
          <text:insertion>
            <office:change-info>
              <dc:creator>Ray Lischner</dc:creator>
              <dc:date>2006-09-15T13:27:00</dc:date>
            </office:change-info>
          </text:insertion>
        </text:changed-region>
        <text:changed-region text:id="ct1243154420">
          <text:deletion>
            <office:change-info>
              <dc:creator>Ray Lischner</dc:creator>
              <dc:date>2006-09-15T13:40:00</dc:date>
            </office:change-info>
            <text:p text:style-name="Code_20_Caption">13</text:p>
          </text:deletion>
        </text:changed-region>
        <text:changed-region text:id="ct1242626280">
          <text:insertion>
            <office:change-info>
              <dc:creator>Ray Lischner</dc:creator>
              <dc:date>2006-09-15T13:40:00</dc:date>
            </office:change-info>
          </text:insertion>
        </text:changed-region>
        <text:changed-region text:id="ct1242755232">
          <text:insertion>
            <office:change-info>
              <dc:creator>Ray Lischner</dc:creator>
              <dc:date>2006-09-15T13:29:00</dc:date>
            </office:change-info>
          </text:insertion>
        </text:changed-region>
        <text:changed-region text:id="ct1243095388">
          <text:deletion>
            <office:change-info>
              <dc:creator>Ray Lischner</dc:creator>
              <dc:date>2006-09-15T13:29:00</dc:date>
            </office:change-info>
            <text:p text:style-name="Body_20_Text">Time to learn another C++ feature: iterators</text:p>
          </text:deletion>
        </text:changed-region>
        <text:changed-region text:id="ct1243154084">
          <text:insertion>
            <office:change-info>
              <dc:creator>Ray Lischner</dc:creator>
              <dc:date>2006-09-15T13:29:00</dc:date>
            </office:change-info>
          </text:insertion>
        </text:changed-region>
        <text:changed-region text:id="ct1241909232">
          <text:insertion>
            <office:change-info>
              <dc:creator>Ray Lischner</dc:creator>
              <dc:date>2006-09-15T13:30:00</dc:date>
            </office:change-info>
          </text:insertion>
        </text:changed-region>
        <text:changed-region text:id="ct1241865100">
          <text:deletion>
            <office:change-info>
              <dc:creator>Matthew Moodie</dc:creator>
              <dc:date>2006-08-04T16:21:00</dc:date>
            </office:change-info>
            <text:p text:style-name="Body_20_Text">,</text:p>
          </text:deletion>
        </text:changed-region>
        <text:changed-region text:id="ct1243193592">
          <text:insertion>
            <office:change-info>
              <dc:creator>Matthew Moodie</dc:creator>
              <dc:date>2006-08-04T16:21:00</dc:date>
            </office:change-info>
          </text:insertion>
        </text:changed-region>
        <text:changed-region text:id="ct1241893740">
          <text:insertion>
            <office:change-info>
              <dc:creator>Ray Lischner</dc:creator>
              <dc:date>2006-09-20T15:02:00</dc:date>
            </office:change-info>
          </text:insertion>
        </text:changed-region>
        <text:changed-region text:id="ct1242588072">
          <text:deletion>
            <office:change-info>
              <dc:creator>Ray Lischner</dc:creator>
              <dc:date>2006-09-15T13:40:00</dc:date>
            </office:change-info>
            <text:p text:style-name="Body_20_Text">13</text:p>
          </text:deletion>
        </text:changed-region>
        <text:changed-region text:id="ct1241925960">
          <text:insertion>
            <office:change-info>
              <dc:creator>Ray Lischner</dc:creator>
              <dc:date>2006-09-15T13:40:00</dc:date>
            </office:change-info>
          </text:insertion>
        </text:changed-region>
        <text:changed-region text:id="ct1243115984">
          <text:deletion>
            <office:change-info>
              <dc:creator>Ray Lischner</dc:creator>
              <dc:date>2006-09-15T13:40:00</dc:date>
            </office:change-info>
            <text:p text:style-name="Code_20_Caption">13</text:p>
          </text:deletion>
        </text:changed-region>
        <text:changed-region text:id="ct1242642444">
          <text:insertion>
            <office:change-info>
              <dc:creator>Ray Lischner</dc:creator>
              <dc:date>2006-09-15T13:40:00</dc:date>
            </office:change-info>
          </text:insertion>
        </text:changed-region>
        <text:changed-region text:id="ct1243153860">
          <text:insertion>
            <office:change-info>
              <dc:creator>Ray Lischner</dc:creator>
              <dc:date>2006-09-15T13:34:00</dc:date>
            </office:change-info>
          </text:insertion>
        </text:changed-region>
        <text:changed-region text:id="ct1243269788">
          <text:deletion>
            <office:change-info>
              <dc:creator>Ray Lischner</dc:creator>
              <dc:date>2006-09-15T13:40:00</dc:date>
            </office:change-info>
            <text:p text:style-name="Body_20_Text">
<text:span text:style-name="T1">13</text:span>
</text:p>
          </text:deletion>
        </text:changed-region>
        <text:changed-region text:id="ct1241879920">
          <text:insertion>
            <office:change-info>
              <dc:creator>Ray Lischner</dc:creator>
              <dc:date>2006-09-15T13:40:00</dc:date>
            </office:change-info>
          </text:insertion>
        </text:changed-region>
        <text:changed-region text:id="ct1242756240">
          <text:deletion>
            <office:change-info>
              <dc:creator>Ray Lischner</dc:creator>
              <dc:date>2006-09-15T13:40:00</dc:date>
            </office:change-info>
            <text:p text:style-name="P2">13</text:p>
          </text:deletion>
        </text:changed-region>
        <text:changed-region text:id="ct1241892172">
          <text:insertion>
            <office:change-info>
              <dc:creator>Ray Lischner</dc:creator>
              <dc:date>2006-09-15T13:40:00</dc:date>
            </office:change-info>
          </text:insertion>
        </text:changed-region>
        <text:changed-region text:id="ct1241910912">
          <text:deletion>
            <office:change-info>
              <dc:creator>Ray Lischner</dc:creator>
              <dc:date>2006-09-15T13:40:00</dc:date>
            </office:change-info>
            <text:p text:style-name="Code_20_Caption">13</text:p>
          </text:deletion>
        </text:changed-region>
        <text:changed-region text:id="ct1242323728">
          <text:insertion>
            <office:change-info>
              <dc:creator>Ray Lischner</dc:creator>
              <dc:date>2006-09-15T13:40:00</dc:date>
            </office:change-info>
          </text:insertion>
        </text:changed-region>
        <text:changed-region text:id="ct1242625608">
          <text:insertion>
            <office:change-info>
              <dc:creator>Ray Lischner</dc:creator>
              <dc:date>2006-09-20T14:54:00</dc:date>
            </office:change-info>
          </text:insertion>
        </text:changed-region>
        <text:changed-region text:id="ct1242587176">
          <text:insertion>
            <office:change-info>
              <dc:creator>Ray Lischner</dc:creator>
              <dc:date>2006-09-20T15:06:00</dc:date>
            </office:change-info>
          </text:insertion>
        </text:changed-region>
        <text:changed-region text:id="ct1241283676">
          <text:insertion>
            <office:change-info>
              <dc:creator>Ray Lischner</dc:creator>
              <dc:date>2006-09-15T13:36:00</dc:date>
            </office:change-info>
          </text:insertion>
        </text:changed-region>
        <text:changed-region text:id="ct1246821000">
          <text:insertion>
            <office:change-info>
              <dc:creator>Ray Lischner</dc:creator>
              <dc:date>2006-09-15T13:37:00</dc:date>
            </office:change-info>
          </text:insertion>
        </text:changed-region>
        <text:changed-region text:id="ct1242623412">
          <text:deletion>
            <office:change-info>
              <dc:creator>Ray Lischner</dc:creator>
              <dc:date>2006-09-15T13:46:00</dc:date>
            </office:change-info>
            <text:p text:style-name="Body_20_Text">
<text:span text:style-name="Code_20_Inline">lower_bou</text:span>
</text:p>
          </text:deletion>
        </text:changed-region>
        <text:changed-region text:id="ct1241848600">
          <text:insertion>
            <office:change-info>
              <dc:creator>Ray Lischner</dc:creator>
              <dc:date>2006-09-15T13:46:00</dc:date>
            </office:change-info>
          </text:insertion>
        </text:changed-region>
        <text:changed-region text:id="ct1241907440">
          <text:insertion>
            <office:change-info>
              <dc:creator>Ray Lischner</dc:creator>
              <dc:date>2006-09-15T13:46:00</dc:date>
            </office:change-info>
          </text:insertion>
        </text:changed-region>
        <text:changed-region text:id="ct1243098636">
          <text:insertion>
            <office:change-info>
              <dc:creator>Ray Lischner</dc:creator>
              <dc:date>2006-09-15T13:46:00</dc:date>
            </office:change-info>
          </text:insertion>
        </text:changed-region>
        <text:changed-region text:id="ct1241910352">
          <text:insertion>
            <office:change-info>
              <dc:creator>Ray Lischner</dc:creator>
              <dc:date>2006-09-15T13:47:00</dc:date>
            </office:change-info>
          </text:insertion>
        </text:changed-region>
        <text:changed-region text:id="ct1242624264">
          <text:deletion>
            <office:change-info>
              <dc:creator>Ray Lischner</dc:creator>
              <dc:date>2006-09-15T13:47:00</dc:date>
            </office:change-info>
            <text:p text:style-name="Body_20_Text">Then</text:p>
          </text:deletion>
        </text:changed-region>
        <text:changed-region text:id="ct1241862412">
          <text:insertion>
            <office:change-info>
              <dc:creator>Ray Lischner</dc:creator>
              <dc:date>2006-09-15T13:47:00</dc:date>
            </office:change-info>
          </text:insertion>
        </text:changed-region>
        <text:changed-region text:id="ct1241885544">
          <text:deletion>
            <office:change-info>
              <dc:creator>Ray Lischner</dc:creator>
              <dc:date>2006-09-15T13:46:00</dc:date>
            </office:change-info>
            <text:p text:style-name="Body_20_Text">
<text:span text:style-name="T2">The only trick is that the </text:span>
<text:span text:style-name="T3">lower_bound</text:span>
</text:p>
          </text:deletion>
        </text:changed-region>
        <text:changed-region text:id="ct1243344640">
          <text:deletion>
            <office:change-info>
              <dc:creator>Ray Lischner</dc:creator>
              <dc:date>2006-09-15T13:47:00</dc:date>
            </office:change-info>
            <text:p text:style-name="Body_20_Text">
<text:span text:style-name="T3"><text:s/>member function does not take a pair of iterators as its first two arguments. It always searches the entire </text:span>
<text:span text:style-name="Code_20_Inline">
<text:span text:style-name="T3">map</text:span>
</text:span>
<text:span text:style-name="T3">, so its sole argument is the key to search for.</text:span>
</text:p>
          </text:deletion>
        </text:changed-region>
        <text:changed-region text:id="ct1242756016">
          <text:deletion>
            <office:change-info>
              <dc:creator>Ray Lischner</dc:creator>
              <dc:date>2006-09-15T13:48:00</dc:date>
            </office:change-info>
            <text:p text:style-name="P2">The code that accompanies this book includes the contents of this chapter as a text file</text:p>
          </text:deletion>
        </text:changed-region>
        <text:changed-region text:id="ct1242627848">
          <text:insertion>
            <office:change-info>
              <dc:creator>Ray Lischner</dc:creator>
              <dc:date>2006-09-15T13:48:00</dc:date>
            </office:change-info>
          </text:insertion>
        </text:changed-region>
        <text:changed-region text:id="ct1241884872">
          <text:deletion>
            <office:change-info>
              <dc:creator>Ray Lischner</dc:creator>
              <dc:date>2006-09-15T13:48:00</dc:date>
            </office:change-info>
            <text:p text:style-name="P2">,</text:p>
          </text:deletion>
        </text:changed-region>
        <text:changed-region text:id="ct1241910800">
          <text:deletion>
            <office:change-info>
              <dc:creator>Ray Lischner</dc:creator>
              <dc:date>2006-09-15T13:40:00</dc:date>
            </office:change-info>
            <text:p text:style-name="P2">
<text:span text:style-name="T4">13</text:span>
</text:p>
          </text:deletion>
        </text:changed-region>
        <text:changed-region text:id="ct1233884392">
          <text:insertion>
            <office:change-info>
              <dc:creator>Ray Lischner</dc:creator>
              <dc:date>2006-09-15T13:40:00</dc:date>
            </office:change-info>
          </text:insertion>
        </text:changed-region>
        <text:changed-region text:id="ct1243195160">
          <text:insertion>
            <office:change-info>
              <dc:creator>Ray Lischner</dc:creator>
              <dc:date>2006-09-15T13:48:00</dc:date>
            </office:change-info>
          </text:insertion>
        </text:changed-region>
        <text:changed-region text:id="ct1241846472">
          <text:insertion>
            <office:change-info>
              <dc:creator>Ray Lischner</dc:creator>
              <dc:date>2006-09-15T13:48:00</dc:date>
            </office:change-info>
          </text:insertion>
        </text:changed-region>
        <text:changed-region text:id="ct1243153076">
          <text:insertion>
            <office:change-info>
              <dc:creator>Ray Lischner</dc:creator>
              <dc:date>2006-09-15T13:49:00</dc:date>
            </office:change-info>
          </text:insertion>
        </text:changed-region>
        <text:changed-region text:id="ct1243411252">
          <text:deletion>
            <office:change-info>
              <dc:creator>Ray Lischner</dc:creator>
              <dc:date>2006-09-15T13:40:00</dc:date>
            </office:change-info>
            <text:p text:style-name="P2">13</text:p>
          </text:deletion>
        </text:changed-region>
        <text:changed-region text:id="ct1243012952">
          <text:insertion>
            <office:change-info>
              <dc:creator>Ray Lischner</dc:creator>
              <dc:date>2006-09-15T13:40:00</dc:date>
            </office:change-info>
          </text:insertion>
        </text:changed-region>
        <text:changed-region text:id="ct1246820552">
          <text:deletion>
            <office:change-info>
              <dc:creator>Ray Lischner</dc:creator>
              <dc:date>2006-09-15T13:40:00</dc:date>
            </office:change-info>
            <text:p text:style-name="Code_20_Caption">13</text:p>
          </text:deletion>
        </text:changed-region>
        <text:changed-region text:id="ct1241845060">
          <text:insertion>
            <office:change-info>
              <dc:creator>Ray Lischner</dc:creator>
              <dc:date>2006-09-15T13:40:00</dc:date>
            </office:change-info>
          </text:insertion>
        </text:changed-region>
        <text:changed-region text:id="ct1241909792">
          <text:deletion>
            <office:change-info>
              <dc:creator>Ray Lischner</dc:creator>
              <dc:date>2006-09-15T13:48:00</dc:date>
            </office:change-info>
            <text:p text:style-name="Code">lower_bou</text:p>
          </text:deletion>
        </text:changed-region>
        <text:changed-region text:id="ct1242317388">
          <text:insertion>
            <office:change-info>
              <dc:creator>Ray Lischner</dc:creator>
              <dc:date>2006-09-15T13:48:00</dc:date>
            </office:change-info>
          </text:insertion>
        </text:changed-region>
        <text:changed-region text:id="ct1242317836">
          <text:insertion>
            <office:change-info>
              <dc:creator>Ray Lischner</dc:creator>
              <dc:date>2006-09-20T15:03:00</dc:date>
            </office:change-info>
          </text:insertion>
        </text:changed-region>
        <text:changed-region text:id="ct1243118784">
          <text:insertion>
            <office:change-info>
              <dc:creator>Ray Lischner</dc:creator>
              <dc:date>2006-09-15T13:41:00</dc:date>
            </office:change-info>
          </text:insertion>
        </text:changed-region>
      </text:tracked-changes>
      <text:variable-decls>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variable-set text:name="comment" text:display="none" text:formula="ooow:0" office:value-type="float" office:value="0" style:data-style-name="N0"/>Exploration <text:change text:change-id="ct1241909344"/><text:change-start text:change-id="ct1243098188"/><text:span text:style-name="T5">14</text:span><text:change-end text:change-id="ct1243098188"/></text:p>
      <text:p text:style-name="Chapter_20_Title">Maps</text:p>
      <text:p text:style-name="Body_20_Text_20_First">Now that you understand the basics, it’s time to start moving on to more exciting challenges. Let’s write a real program, something non-trivial, but still simple enough to master this early in the book. Your job is to write a program that reads words from the standard input, and counts the frequency of each unique word. For the sake of simplicity, a word is a string of non-space characters, separated by whitespace. Thus, words end up including punctuation characters, but we’ll worry about fixing that problem later.</text:p>
      <text:p text:style-name="Body_20_Text"><text:change-start text:change-id="ct1241907888"/>This is a complicated program, touching on everything you’ve learned about C++ so far. Before jumping in an trying to write a program, <text:change-end text:change-id="ct1241907888"/><text:change text:change-id="ct1243268332"/><text:hidden-text text:condition="ooow:comment == 1" text:string-value="vector + sort is plenty in order to do this job. Read the file into a vector of  std::string sort it, now even if you do not know about unique (and you seem to expect your readers to find such things for themselves) it can easily be achieved with the use of string comparisons, erase and a counter. It may not be that efficient but it is not hard for the kind of reader you seem to be aiming this book at. And there is also the solution of reading a word and comparing it with those that are already stored in a vector. If it is absent push it to the back and push 1 onto a vector of ints used as counters alternatively increment the relevant counter." text:is-hidden="true">vector + sort is plenty in order to do this job. Read the file into a vector of  std::string sort it, now even if you do not know about unique (and you seem to expect your readers to find such things for themselves) it can easily be achieved with the use of string comparisons, erase and a counter. It may not be that efficient but it is not hard for the kind of reader you seem to be aiming this book at. And there is also the solution of reading a word and comparing it with those that are already stored in a vector. If it is absent push it to the back and push 1 onto a vector of ints used as counters alternatively increment the relevant counter.</text:hidden-text>, <text:change text:change-id="ct1243098300"/>just <text:s/>think about the problem and the tools you need to solve it. <text:span text:style-name="T1">Write pseudo-code for the program.</text:span> Try to write C++ code where you can, and make up whatever you need to tackle the problem.<text:change-start text:change-id="ct1241918772"/> Keep it simple, and don’t dwell on trying to get syntax details correct.<text:change-end text:change-id="ct1241918772"/></text:p>
      <text:p text:style-name="Body_20_Text_20_First">~LLL</text:p>
      <text:p text:style-name="Body_20_Text_20_First">~LLL</text:p>
      <text:p text:style-name="Body_20_Text_20_First">~LLL</text:p>
      <text:p text:style-name="Body_20_Text_20_First">~LLL</text:p>
      <text:p text:style-name="Body_20_Text_20_First">~LLL</text:p>
      <text:p text:style-name="Production">Fill the rest of the first page with Answer lines, as many as are needed.</text:p>
      <text:p text:style-name="Heading_20_1">Using Maps</text:p>
      <text:p text:style-name="Body_20_Text_20_First">The name of the exploration tells you what C++ feature <text:change-start text:change-id="ct1243267884"/>will help provide an easy solution<text:change-end text:change-id="ct1243267884"/><text:change text:change-id="ct1241847032"/> to <text:change text:change-id="ct1241281772"/>this problem. What C++ calls a <text:span text:style-name="T4">map</text:span>, some languages and libraries call a <text:span text:style-name="T4">dictionary</text:span> or <text:span text:style-name="T4">association</text:span>. A map is just a data structure that stores pairs of keys and values, indexed by the key. In other words, it maps a key to a value. Within a map, keys are unique. Thus, the heart of the program is a map that stores strings as keys and number of occurrences as the associated value for each key.</text:p>
      <text:p text:style-name="Body_20_Text">Naturally, your program needs the <text:span text:style-name="Code_20_Inline">&lt;map&gt;</text:span> header. The map datatype is called <text:span text:style-name="Code_20_Inline">std::map</text:span>. To de<text:change text:change-id="ct1243341840"/><text:change-start text:change-id="ct1242318284"/>fin<text:change-end text:change-id="ct1242318284"/>e a map, you need to specify the key type and the value type, in angle brackets, e.g.,</text:p>
      <text:p text:style-name="Code_20_Single">std::map&lt;std::string, int&gt; counts;</text:p>
      <text:p text:style-name="Code_20_Single">
<text:hidden-text text:condition="ooow:comment == 1" text:string-value="why not unsigned int?" text:is-hidden="true">why not unsigned int?</text:hidden-text>
<text:change-start text:change-id="ct1249966984"/>
<text:hidden-text text:condition="ooow:" text:string-value="[RL]Unsigned integral types open a big, ugly can of worms, with many unexpected consequences for new programmers. In particular, what happens when you mix signed and unsigned values in an expression. In the interests of simplicity, I use only signed types for now. I will introduce unsigned types in the context of bit-fiddling operations." text:is-hidden="true"/>
<text:change-end text:change-id="ct1249966984"/>
</text:p>
      <text:p text:style-name="Body_20_Text_20_Cont">You can use almost any type as the key and value types, even another map. As with <text:span text:style-name="Code_20_Inline">vector</text:span>, if you do not initialize a <text:span text:style-name="Code_20_Inline">map</text:span>, it starts out empty.</text:p>
      <text:p text:style-name="Body_20_Text">The simplest way to use a map is to look up values using square brackets. For example, <text:span text:style-name="Code_20_Inline">counts["the"]</text:span> returns the value associated with the key <text:span text:style-name="Code_20_Inline">"the"</text:span>. If the key is not present in the map, it is added with an initial value of zero. If the value type were <text:span text:style-name="Code_20_Inline">std::string</text:span>, the initial value would be an empty string.</text:p>
      <text:p text:style-name="Body_20_Text">Armed with this knowledge, you can write the first part of the program, collecting the word counts, as shown in Listing <text:change text:change-id="ct1243411476"/><text:change-start text:change-id="ct1241864988"/><text:span text:style-name="T6">14</text:span><text:change-end text:change-id="ct1241864988"/>-1.<text:change-start text:change-id="ct1243011048"/> (Feel free to modify the program to read from a named file, as you learned in Exploration 12.)<text:change-end text:change-id="ct1243011048"/></text:p>
      <text:p text:style-name="Code_20_Caption">Listing <text:change text:change-id="ct1243154420"/><text:change-start text:change-id="ct1242626280"/><text:span text:style-name="T7">14</text:span><text:change-end text:change-id="ct1242626280"/>-1. Counting occurrences of unique words</text:p>
      <text:p text:style-name="Code_20_First">#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std::map&lt;std::string, int&gt; counts;</text:p>
      <text:p text:style-name="Code"><text:s text:c="2"/>std::string word;</text:p>
      <text:p text:style-name="Code"><text:s text:c="2"/>while (std::cin &gt;&gt; word)<text:hidden-text text:condition="ooow:comment == 1" text:string-value="this kind of code really needs either redirection or filestreams. Redirection isn't that obvious when you are using some Windows IDEs. The lower end of your readership are going to find this program very tough to use sensibly." text:is-hidden="true">this kind of code really needs either redirection or filestreams. Redirection isn't that obvious when you are using some Windows IDEs. The lower end of your readership are going to find this program very tough to use sensibly.</text:hidden-text></text:p>
      <text:p text:style-name="Code"><text:s text:c="4"/>++counts[word];</text:p>
      <text:p text:style-name="Code"><text:s text:c="2"/>// TODO: Print the results.</text:p>
      <text:p text:style-name="Code_20_Last">}</text:p>
      <text:p text:style-name="Body_20_Text_20_Cont">The <text:span text:style-name="Code_20_Inline">++</text:span> operator increments the count that is stored in <text:span text:style-name="Code_20_Inline">counts</text:span>. In other words, when <text:span text:style-name="Code_20_Inline">counts[word]</text:span> retrieves the associated value, it does so in a way that lets you modify the value. You can use it as a target for an assignment, or apply the increment or decrement operator.</text:p>
      <text:p text:style-name="Body_20_Text">For example, suppose you wanted to reset a count to zero:</text:p>
      <text:p text:style-name="Code_20_Single">counts["something"] = 0;</text:p>
      <text:p text:style-name="Body_20_Text">That was easy. Now all that’s left to do is to print the results. <text:change-start text:change-id="ct1242755232"/>Like vectors, maps also use iterators<text:change-end text:change-id="ct1242755232"/><text:change text:change-id="ct1243095388"/><text:change-start text:change-id="ct1243154084"/>, but because an iterator refers to a key/value pair, they are a little more complicated to use than a vec<text:change-end text:change-id="ct1243154084"/><text:change-start text:change-id="ct1241909232"/>tor’s iterators<text:change-end text:change-id="ct1241909232"/>.</text:p>
      <text:p text:style-name="Heading_20_1">Iterators</text:p>
      <text:p text:style-name="Body_20_Text_20_First">The best way to get information out of a <text:span text:style-name="Code_20_Inline">map</text:span> is to use iterators. A <text:span text:style-name="Code_20_Inline">map</text:span> iterator refers to one element of the <text:span text:style-name="Code_20_Inline">map</text:span>, that is, one pair of a key and its associated value.</text:p>
      <text:p text:style-name="Body_20_Text">The value of a <text:span text:style-name="Code_20_Inline">map</text:span> iterator is a <text:span text:style-name="Code_20_Inline">pair</text:span> object. It has two parts, named <text:span text:style-name="Code_20_Inline">first</text:span> and <text:span text:style-name="Code_20_Inline">second</text:span>. The <text:span text:style-name="Code_20_Inline">first</text:span> part is the key and the <text:span text:style-name="Code_20_Inline">second</text:span> part is the value. (They are not named <text:span text:style-name="Code_20_Inline">key</text:span> and <text:span text:style-name="Code_20_Inline">value</text:span> because the <text:span text:style-name="Code_20_Inline">std::pair</text:span> type is a generic part of the C++ library. The library uses this type in several different places. Thus, the names of the parts of a <text:span text:style-name="Code_20_Inline">pair</text:span> are also generic, and not tied specifically to <text:span text:style-name="Code_20_Inline">map</text:span>.)</text:p>
      <text:p text:style-name="Body_20_Text">As you know, the <text:span text:style-name="Code_20_Inline">*</text:span> operator dereferences an iterator, and so returns the <text:span text:style-name="Code_20_Inline">pair</text:span> object. Use a dot (<text:span text:style-name="Code_20_Inline">.</text:span>) operator to access a member of the <text:span text:style-name="Code_20_Inline">pair</text:span>. C++ has one twist, however<text:change text:change-id="ct1241865100"/><text:change-start text:change-id="ct1243193592"/>:<text:change-end text:change-id="ct1243193592"/> the dot operator has higher precedence than <text:span text:style-name="Code_20_Inline">*</text:span>, so the compiler thinks <text:span text:style-name="Code_20_Inline">*</text:span><text:span text:style-name="Code_20_Inline"><text:span text:style-name="Code_20_Inline">i</text:span></text:span><text:span text:style-name="Code_20_Inline">t</text:span><text:span text:style-name="Code_20_Inline"><text:span text:style-name="Code_20_Inline">er</text:span></text:span><text:span text:style-name="Code_20_Inline">.first</text:span> means <text:span text:style-name="Code_20_Inline">*(iter.first)</text:span>, which doesn’t work. Instead, you must write <text:span text:style-name="Code_20_Inline">(*iter).first</text:span> to make sure the compiler dereferences the iterator before accessing the <text:span text:style-name="Code_20_Inline">first</text:span> member. Some programmers find that a little ugly and hard to read and prefer the shorthand <text:span text:style-name="Code_20_Inline">iter-&gt;first</text:span><text:span text:style-name="Code_20_Inline"><text:hidden-text text:condition="ooow:comment == 1" text:string-value="Not necessarily, the built-in ones do but user defined ones might not. -&gt; is not a short hand but an operator with equivalent default behaviour" text:is-hidden="true">Not necessarily, the built-in ones do but user defined ones might not. -&gt; is not a short hand but an operator with equivalent default behaviour</text:hidden-text></text:span><text:change-start text:change-id="ct1241893740"/><text:span text:style-name="Code_20_Inline"><text:hidden-text text:condition="ooow:" text:string-value="[RL]It’s a problem only if an iterator does not meet the requirements of a standard iterator. Dealing with third-party libraries that behave differently from the standard is way, way, way beyond the scope of this book" text:is-hidden="true"/></text:span><text:change-end text:change-id="ct1241893740"/>. They mean the same thing; choose the style that you prefer, and stick with it.</text:p>
      <text:p text:style-name="Body_20_Text">The next question is what to do with each <text:span text:style-name="Code_20_Inline">pair</text:span>. To keep things simple, print the output as the key, followed by a tab character, followed by the count, all on one line. Putting together all these pieces, you get Listing <text:change text:change-id="ct1242588072"/><text:change-start text:change-id="ct1241925960"/><text:span text:style-name="T6">14</text:span><text:change-end text:change-id="ct1241925960"/>-2, the finished program.</text:p>
      <text:p text:style-name="Code_20_Caption">Listing <text:change text:change-id="ct1243115984"/><text:change-start text:change-id="ct1242642444"/><text:span text:style-name="T7">14</text:span><text:change-end text:change-id="ct1242642444"/>-2. Printing word frequencies</text:p>
      <text:p text:style-name="Code_20_First">#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
      <text:p text:style-name="Code"><text:s text:c="2"/>map&lt;string, int&gt;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4"/>++counts[word];</text:p>
      <text:p text:style-name="Code"/>
      <text:p text:style-name="Code"><text:s text:c="2"/>// For each word/count pair...</text:p>
      <text:p text:style-name="Code"><text:s text:c="2"/>for (map&lt;string,int&gt;::iterator iter(counts.begin()); iter != counts.end(); ++iter)</text:p>
      <text:p text:style-name="Code"><text:s text:c="4"/>// Print the word, tab, the count, newline.</text:p>
      <text:p text:style-name="Code"><text:s text:c="4"/>cout &lt;&lt; iter-&gt;first &lt;&lt; '\t' &lt;&lt; iter-&gt;second &lt;&lt; '\n';</text:p>
      <text:p text:style-name="Code_20_Last">}</text:p>
      <text:p text:style-name="Body_20_Text_20_Cont">Recall from Exploration 8 that <text:span text:style-name="Code_20_Inline">using</text:span> <text:span text:style-name="Code_20_Inline">namespace</text:span> <text:span text:style-name="Code_20_Inline">std;</text:span> is a shorthand that lets us drop the <text:span text:style-name="Code_20_Inline">std::</text:span> prefix from standard library names.</text:p>
      <text:p text:style-name="Body_20_Text">Using the knowledge you gained <text:change-start text:change-id="ct1243153860"/>in <text:change-end text:change-id="ct1243153860"/>Exploration 8, you know how to format the output as two neat columns. All that is required is to find the size of the longest key. In order to right-align the counts, you can try to determine the number of places required by the largest count, or just use a very large number, such as 10. <text:span text:style-name="T1">Rewrite Listing </text:span><text:change text:change-id="ct1243269788"/><text:change-start text:change-id="ct1241879920"/><text:span text:style-name="T8">14</text:span><text:change-end text:change-id="ct1241879920"/><text:span text:style-name="T1">-2 to line up the output neatly, according to the size of the longest key.</text:span></text:p>
      <text:p text:style-name="P2">Naturally, you will need to write another loop to visit all the elements of <text:span text:style-name="Code_20_Inline">counts</text:span>, and to test the size of each element. In Exploration 9, you learned that <text:span text:style-name="Code_20_Inline">vector</text:span> has a <text:span text:style-name="Code_20_Inline">size()</text:span> member function that returns the number of elements in the vector. Would you be surprised to learn that <text:span text:style-name="Code_20_Inline">map</text:span> and <text:span text:style-name="Code_20_Inline">string</text:span> also have <text:span text:style-name="Code_20_Inline">size()</text:span> member functions? The designers of the C++ library did their best to be consistent with names. The <text:span text:style-name="Code_20_Inline">size()</text:span> member function returns an integer of type <text:span text:style-name="Code_20_Inline">size_type</text:span>. (Remember <text:span text:style-name="Code_20_Inline">size_type</text:span> from Exploration 9? If not, go back and refresh your memory; Exploration 9 has some important admonitions about <text:span text:style-name="Code_20_Inline">size_type</text:span>.)</text:p>
      <text:p text:style-name="P2">Compare your program with Listing <text:change text:change-id="ct1242756240"/><text:change-start text:change-id="ct1241892172"/><text:span text:style-name="T6">14</text:span><text:change-end text:change-id="ct1241892172"/>-3.</text:p>
      <text:p text:style-name="Code_20_Caption">Listing <text:change text:change-id="ct1241910912"/><text:change-start text:change-id="ct1242323728"/><text:span text:style-name="T7">14</text:span><text:change-end text:change-id="ct1242323728"/>-3. Aligning words and counts neatly</text:p>
      <text:p text:style-name="Code_20_First">#include &lt;iomanip&gt;<text:change-start text:change-id="ct1242625608"/></text:p>
      <text:p text:style-name="Code">#include &lt;ios&gt;<text:change-end text:change-id="ct1242625608"/></text:p>
      <text:p text:style-name="Code">#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
      <text:p text:style-name="Code"><text:s text:c="2"/>map&lt;string, int&gt;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4"/>++counts[word];</text:p>
      <text:p text:style-name="Code"/>
      <text:p text:style-name="Code"><text:s text:c="2"/>// Determine the longest word.</text:p>
      <text:p text:style-name="Code"><text:s text:c="2"/>string::size_type longest(0);</text:p>
      <text:p text:style-name="Code"><text:s text:c="2"/>for (map&lt;string,<text:hidden-text text:condition="ooow:comment == 1" text:string-value="whitespace please" text:is-hidden="true">whitespace please</text:hidden-text><text:change-start text:change-id="ct1242587176"/><text:hidden-text text:condition="ooow:" text:string-value="[RL]The line doesn’t fit. I decided that omitting the space was less bad than breaking the for-header across multiple lines or shortening the name iter." text:is-hidden="true"/><text:change-end text:change-id="ct1242587176"/>int&gt;::iterator iter(counts.begin()); iter != counts.end(); ++iter)</text:p>
      <text:p text:style-name="Code"><text:s text:c="4"/>if (iter-&gt;first.size() &gt; longest)</text:p>
      <text:p text:style-name="Code"><text:s text:c="6"/>longest = iter-&gt;first.size();</text:p>
      <text:p text:style-name="Code">
<text:s text:c="2"/>
</text:p>
      <text:p text:style-name="Code"><text:s text:c="2"/>// For each word/count pair...</text:p>
      <text:p text:style-name="Code"><text:s text:c="2"/>const int count_size(10); // Number of places for printing the count</text:p>
      <text:p text:style-name="Code"><text:s text:c="2"/>for (map&lt;string,int&gt;::iterator iter(counts.begin()); iter != counts.end(); ++iter)</text:p>
      <text:p text:style-name="Code"><text:s text:c="4"/>// Print the word, count, newline. Keep the columns neatly aligned.</text:p>
      <text:p text:style-name="Code"><text:s text:c="4"/>cout &lt;&lt; setw(longest) <text:s text:c="3"/>&lt;&lt; left <text:s/>&lt;&lt; iter-&gt;first &lt;&lt;</text:p>
      <text:p text:style-name="Code"><text:s text:c="12"/>setw(count_size) &lt;&lt; right &lt;&lt; iter-&gt;second &lt;&lt; '\n';</text:p>
      <text:p text:style-name="Code_20_Last">}</text:p>
      <text:p text:style-name="Body_20_Text_20_Cont"><text:change-start text:change-id="ct1241283676"/>If you want<text:change-end text:change-id="ct1241283676"/><text:change-start text:change-id="ct1246821000"/> some sample input, try the file <text:span text:style-name="T4">explore14.txt</text:span>, which you can download from the book’s web site. <text:change-end text:change-id="ct1246821000"/>Notice how the word is left-aligned and the count is right-aligned<text:hidden-text text:condition="ooow:comment == 1" text:string-value="they are not going to see that without substantial input." text:is-hidden="true">they are not going to see that without substantial input.</text:hidden-text>. We expect numbers to be right-aligned, and words look best left-aligned. (And remember <text:span text:style-name="Code_20_Inline">const</text:span> from Exploration 8? That simply means <text:span text:style-name="Code_20_Inline">count_size</text:span> is a constant.)</text:p>
      <text:p text:style-name="Heading_20_1">Searching in Maps</text:p>
      <text:p text:style-name="Body_20_Text_20_First">A <text:span text:style-name="Code_20_Inline">map</text:span> stores its data in sorted order by key. Searching in a <text:span text:style-name="Code_20_Inline">map</text:span>, therefore, is pretty fast (logarithmic time). Because a <text:span text:style-name="Code_20_Inline">map</text:span> keeps its keys in order, you can use any of the standard binary search algorithms (such as <text:span text:style-name="Code_20_Inline">lower_bound</text:span>, which you learned about in the previous exploration), but even better is to use <text:span text:style-name="Code_20_Inline">map</text:span>’s member functions. These member functions have the same names as the standard algorithms, but take advantage of knowledge of a <text:span text:style-name="Code_20_Inline">map</text:span>’s internal structure. The member functions also run in logarithmic time, but with less overhead than the standard algorithms.</text:p>
      <text:p text:style-name="Body_20_Text">For example, suppose you want to know how many times the word “the” appears in an input stream. You can read the input and collect the counts in the usual way, then call <text:change text:change-id="ct1242623412"/><text:change-start text:change-id="ct1241848600"/><text:span text:style-name="Code_20_Inline">fi</text:span><text:change-end text:change-id="ct1241848600"/><text:span text:style-name="Code_20_Inline">nd</text:span><text:change-start text:change-id="ct1241907440"/><text:span text:style-name="Code_20_Inline">("the")</text:span><text:change-end text:change-id="ct1241907440"/> to see if <text:span text:style-name="Code_20_Inline">"the"</text:span> is in the <text:span text:style-name="Code_20_Inline">map</text:span>, and if so, get an iterator that points to its key/value pair. <text:change-start text:change-id="ct1243098636"/>If the key is not in the map,<text:change-end text:change-id="ct1243098636"/><text:change-start text:change-id="ct1241910352"/> <text:span text:style-name="Code_20_Inline">find()</text:span> returns the <text:span text:style-name="Code_20_Inline">end()</text:span> iterator. <text:change-end text:change-id="ct1241910352"/><text:change text:change-id="ct1242624264"/><text:change-start text:change-id="ct1241862412"/>If <text:span text:style-name="T6">the</text:span> key is present,<text:change-end text:change-id="ct1241862412"/> you can extract the count. You have all the knowledge and skills you need to solve this problem, so go ahead and <text:span text:style-name="T1">write the program to print the number of occurrences of the word </text:span><text:span text:style-name="T9">"the"</text:span><text:span text:style-name="T1">.</text:span><text:span text:style-name="T2"> </text:span><text:change text:change-id="ct1241885544"/><text:span text:style-name="T3"><text:hidden-text text:condition="ooow:comment == 1" text:string-value="exactly why would I want to do that? I need to check that 'the' is already in the map and then just use the subscript operator. My choice would be if(counts.find(&quot;the&quot;) != counts.end()) { std::cout &lt;&lt; &quot;suitable text&quot; &lt;&lt; counts[&quot;the&quot;] &lt;&lt; '\n';" text:is-hidden="true">exactly why would I want to do that? I need to check that 'the' is already in the map and then just use the subscript operator. My choice would be if(counts.find("the") != counts.end()) { std::cout &lt;&lt; "suitable text" &lt;&lt; counts["the"] &lt;&lt; '\n';</text:hidden-text></text:span><text:change text:change-id="ct1243344640"/></text:p>
      <text:p text:style-name="P2"><text:change text:change-id="ct1242756016"/><text:change-start text:change-id="ct1242627848"/>Once again, you can use<text:change-end text:change-id="ct1242627848"/><text:change text:change-id="ct1241884872"/><text:span text:style-name="T4">explore</text:span><text:change text:change-id="ct1241910800"/><text:change-start text:change-id="ct1233884392"/><text:span text:style-name="T10">14</text:span><text:change-end text:change-id="ct1233884392"/><text:span text:style-name="T4">.txt</text:span><text:change-start text:change-id="ct1243195160"/><text:span text:style-name="T11"> as sample input</text:span><text:change-end text:change-id="ct1243195160"/>.<text:change-start text:change-id="ct1241846472"/> If you don’t<text:change-end text:change-id="ct1241846472"/><text:change-start text:change-id="ct1243153076"/> want to use redirection, modify the program to read from the <text:span text:style-name="T4">explore14.txt</text:span> file.<text:change-end text:change-id="ct1243153076"/> <text:span text:style-name="T1">What count does your program print when you provide this file as the input?</text:span> ~SSS I get 110 occurrences when I run the program in Listing <text:change text:change-id="ct1243411252"/><text:change-start text:change-id="ct1243012952"/><text:span text:style-name="T6">14</text:span><text:change-end text:change-id="ct1243012952"/>-4.</text:p>
      <text:p text:style-name="Code_20_Caption">Listing <text:change text:change-id="ct1246820552"/><text:change-start text:change-id="ct1241845060"/><text:span text:style-name="T7">14</text:span><text:change-end text:change-id="ct1241845060"/>-4. Searching for a word in a map</text:p>
      <text:p text:style-name="Code_20_First">#include &lt;iomanip&gt;</text:p>
      <text:p text:style-name="Code">#include &lt;iostream&gt;</text:p>
      <text:p text:style-name="Code">#include &lt;istream&gt;</text:p>
      <text:p text:style-name="Code">#include &lt;map&gt;</text:p>
      <text:p text:style-name="Code">#include &lt;ostream&gt;</text:p>
      <text:p text:style-name="Code">#include &lt;string&gt;</text:p>
      <text:p text:style-name="Code"/>
      <text:p text:style-name="Code">int main()</text:p>
      <text:p text:style-name="Code">{</text:p>
      <text:p text:style-name="Code"><text:s text:c="2"/>using namespace std;</text:p>
      <text:p text:style-name="Code"/>
      <text:p text:style-name="Code"><text:s text:c="2"/>map&lt;string, int&gt; counts;</text:p>
      <text:p text:style-name="Code"><text:s text:c="2"/>string word;</text:p>
      <text:p text:style-name="Code"/>
      <text:p text:style-name="Code"><text:s text:c="2"/>// Read words from the standard input and count the number of times</text:p>
      <text:p text:style-name="Code"><text:s text:c="2"/>// each word occurs.</text:p>
      <text:p text:style-name="Code"><text:s text:c="2"/>while (cin &gt;&gt; word)</text:p>
      <text:p text:style-name="Code"><text:s text:c="4"/>++counts[word];</text:p>
      <text:p text:style-name="Code"/>
      <text:p text:style-name="Code"><text:s text:c="2"/>map&lt;string,int&gt;::iterator the(counts.<text:change text:change-id="ct1241909792"/><text:change-start text:change-id="ct1242317388"/>fi<text:change-end text:change-id="ct1242317388"/>nd("the"));</text:p>
      <text:p text:style-name="Code"><text:s text:c="2"/>if (the == counts.end())</text:p>
      <text:p text:style-name="Code"><text:s text:c="4"/>cout &lt;&lt; "\"the\": not found\n";</text:p>
      <text:p text:style-name="Code"><text:s text:c="2"/>else if (the-&gt;second == 1)</text:p>
      <text:p text:style-name="Code"><text:s text:c="4"/>cout &lt;&lt; "\"the\": occurs " &lt;&lt; the-&gt;second &lt;&lt; " time\n";</text:p>
      <text:p text:style-name="Code"><text:s text:c="2"/>else</text:p>
      <text:p text:style-name="Code"><text:s text:c="4"/>cout &lt;&lt; "\"the\": occurs " &lt;&lt; the-&gt;second &lt;&lt; " times\n"<text:hidden-text text:condition="ooow:comment == 1" text:string-value="how I dislike code duplication. I would much prefer to see this reor]ganised so as to avoid the common code being duplicated and by doing so you set the reader a good example." text:is-hidden="true">how I dislike code duplication. I would much prefer to see this reor]ganised so as to avoid the common code being duplicated and by doing so you set the reader a good example.</text:hidden-text><text:change-start text:change-id="ct1242317836"/><text:hidden-text text:condition="ooow:" text:string-value="[RL]I’m willing to sacrifice a little duplication in favor of clarity. Reorganizing to eliminate the duplication obscures the output. Later, the reader will learn to use functions to reduce the duplication while retaining the clarity." text:is-hidden="true"/><text:change-end text:change-id="ct1242317836"/>;</text:p>
      <text:p text:style-name="Code_20_Last">}</text:p>
      <text:p text:style-name="Body_20_Text_20_Cont">I don’t know about you, but I find <text:span text:style-name="Code_20_Inline">map&lt;string,</text:span><text:change-start text:change-id="ct1243118784"/><text:span text:style-name="Code_20_Inline"> </text:span><text:change-end text:change-id="ct1243118784"/><text:span text:style-name="Code_20_Inline"><text:hidden-text text:condition="ooow:comment == 1" text:string-value="whitespace please" text:is-hidden="true">whitespace please</text:hidden-text></text:span><text:span text:style-name="Code_20_Inline">int&gt;::iterator</text:span> to be unwieldy. Throw in the <text:span text:style-name="Code_20_Inline">std::</text:span> prefixes, and it becomes downright burdensome. Fortunately, C++ (like C) offers a way out: type synonyms, which just happens to be the subject of the next explo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4 - Maps</dc:title>
    <dc:subject>Exploring C++</dc:subject>
    <meta:initial-creator>Ray Lischner</meta:initial-creator>
    <meta:creation-date>2006-03-30T10:01:31</meta:creation-date>
    <dc:creator>Ray Lischner</dc:creator>
    <dc:date>2006-09-22T00:32:41</dc:date>
    <dc:language>en-US</dc:language>
    <meta:editing-cycles>51</meta:editing-cycles>
    <meta:editing-duration>P6DT0H23M26S</meta:editing-duration>
    <meta:user-defined meta:name="codex-configfile">apress-cpp-dox.xml</meta:user-defined>
    <meta:user-defined meta:name="codex-chapter-number">14</meta:user-defined>
    <meta:user-defined meta:name="codex-doxygen"/>
    <meta:user-defined meta:name="Info 4"/>
    <meta:document-statistic meta:table-count="0" meta:image-count="0" meta:object-count="0" meta:page-count="6" meta:paragraph-count="150" meta:word-count="1832" meta:character-count="10556"/>
  </office:meta>
</office:document-meta>
</file>